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1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float" office:value="157.16667124945">
            <text:p>157.1666712495</text:p>
          </table:table-cell>
          <table:table-cell table:style-name="ce1" office:value-type="float" office:value="52.833191267048">
            <text:p>52.833191267</text:p>
          </table:table-cell>
          <table:table-cell table:style-name="ce2" office:value-type="float" office:value="-3.36761369885614">
            <text:p>-3.3676136989</text:p>
          </table:table-cell>
          <table:table-cell table:style-name="ce1" office:value-type="float" office:value="1.9663818466784">
            <text:p>1.9663818467</text:p>
          </table:table-cell>
          <table:table-cell table:style-name="ce1" office:value-type="float" office:value="155.999780026397">
            <text:p>155.9997800264</text:p>
          </table:table-cell>
          <table:table-cell table:style-name="ce1" office:value-type="float" office:value="54.0000824901012">
            <text:p>54.0000824901</text:p>
          </table:table-cell>
          <table:table-cell table:style-name="ce2" office:value-type="float" office:value="-3.35279641443027">
            <text:p>-3.3527964144</text:p>
          </table:table-cell>
          <table:table-cell table:style-name="ce1" office:value-type="float" office:value="1.98119913110427">
            <text:p>1.9811991311</text:p>
          </table:table-cell>
        </table:table-row>
        <table:table-row table:style-name="ro1">
          <table:table-cell table:style-name="ce1" office:value-type="float" office:value="52.833191267048">
            <text:p>52.833191267</text:p>
          </table:table-cell>
          <table:table-cell table:style-name="ce1" office:value-type="float" office:value="157.16667124945">
            <text:p>157.1666712495</text:p>
          </table:table-cell>
          <table:table-cell table:style-name="ce1" office:value-type="float" office:value="-1.9663818466784">
            <text:p>-1.9663818467</text:p>
          </table:table-cell>
          <table:table-cell table:style-name="ce1" office:value-type="float" office:value="3.36761369885614">
            <text:p>3.3676136989</text:p>
          </table:table-cell>
          <table:table-cell table:style-name="ce1" office:value-type="float" office:value="54.0000824901012">
            <text:p>54.0000824901</text:p>
          </table:table-cell>
          <table:table-cell table:style-name="ce1" office:value-type="float" office:value="155.999780026397">
            <text:p>155.9997800264</text:p>
          </table:table-cell>
          <table:table-cell table:style-name="ce1" office:value-type="float" office:value="-1.98119913110427">
            <text:p>-1.9811991311</text:p>
          </table:table-cell>
          <table:table-cell table:style-name="ce1" office:value-type="float" office:value="3.35279641443027">
            <text:p>3.3527964144</text:p>
          </table:table-cell>
        </table:table-row>
        <table:table-row table:style-name="ro1">
          <table:table-cell table:style-name="ce2" office:value-type="float" office:value="-3.36761369885614">
            <text:p>-3.3676136989</text:p>
          </table:table-cell>
          <table:table-cell table:style-name="ce1" office:value-type="float" office:value="-1.9663818466784">
            <text:p>-1.9663818467</text:p>
          </table:table-cell>
          <table:table-cell table:style-name="ce1" office:value-type="float" office:value="0.0959136466124065">
            <text:p>0.0959136466</text:p>
          </table:table-cell>
          <table:table-cell table:style-name="ce1" office:value-type="float" office:value="-0.0704300483941927">
            <text:p>-0.0704300484</text:p>
          </table:table-cell>
          <table:table-cell table:style-name="ce2" office:value-type="float" office:value="-3.35279641443027">
            <text:p>-3.3527964144</text:p>
          </table:table-cell>
          <table:table-cell table:style-name="ce1" office:value-type="float" office:value="-1.98119913110427">
            <text:p>-1.9811991311</text:p>
          </table:table-cell>
          <table:table-cell table:style-name="ce1" office:value-type="float" office:value="0.0929031016278047">
            <text:p>0.0929031016</text:p>
          </table:table-cell>
          <table:table-cell table:style-name="ce1" office:value-type="float" office:value="-0.0696773262208535">
            <text:p>-0.0696773262</text:p>
          </table:table-cell>
        </table:table-row>
        <table:table-row table:style-name="ro1">
          <table:table-cell table:style-name="ce1" office:value-type="float" office:value="1.9663818466784">
            <text:p>1.9663818467</text:p>
          </table:table-cell>
          <table:table-cell table:style-name="ce1" office:value-type="float" office:value="3.36761369885614">
            <text:p>3.3676136989</text:p>
          </table:table-cell>
          <table:table-cell table:style-name="ce1" office:value-type="float" office:value="-0.0704300483941927">
            <text:p>-0.0704300484</text:p>
          </table:table-cell>
          <table:table-cell table:style-name="ce3" office:value-type="float" office:value="0.0959136466124065">
            <text:p>0.0959136466</text:p>
          </table:table-cell>
          <table:table-cell table:style-name="ce1" office:value-type="float" office:value="1.98119913110427">
            <text:p>1.9811991311</text:p>
          </table:table-cell>
          <table:table-cell table:style-name="ce1" office:value-type="float" office:value="3.35279641443027">
            <text:p>3.3527964144</text:p>
          </table:table-cell>
          <table:table-cell table:style-name="ce1" office:value-type="float" office:value="-0.0696773262208535">
            <text:p>-0.0696773262</text:p>
          </table:table-cell>
          <table:table-cell table:style-name="ce1" office:value-type="float" office:value="0.0929031016278047">
            <text:p>0.0929031016</text:p>
          </table:table-cell>
        </table:table-row>
        <table:table-row table:style-name="ro1">
          <table:table-cell table:style-name="ce1" office:value-type="float" office:value="155.999780026397">
            <text:p>155.9997800264</text:p>
          </table:table-cell>
          <table:table-cell table:style-name="ce1" office:value-type="float" office:value="54.0000824901012">
            <text:p>54.0000824901</text:p>
          </table:table-cell>
          <table:table-cell table:style-name="ce2" office:value-type="float" office:value="-3.35279641443027">
            <text:p>-3.3527964144</text:p>
          </table:table-cell>
          <table:table-cell table:style-name="ce1" office:value-type="float" office:value="1.98119913110427">
            <text:p>1.9811991311</text:p>
          </table:table-cell>
          <table:table-cell table:style-name="ce1" office:value-type="float" office:value="155.999780026397">
            <text:p>155.9997800264</text:p>
          </table:table-cell>
          <table:table-cell table:style-name="ce1" office:value-type="float" office:value="54.0000824901012">
            <text:p>54.0000824901</text:p>
          </table:table-cell>
          <table:table-cell table:style-name="ce2" office:value-type="float" office:value="-3.35279641443027">
            <text:p>-3.3527964144</text:p>
          </table:table-cell>
          <table:table-cell table:style-name="ce1" office:value-type="float" office:value="1.98119913110427">
            <text:p>1.9811991311</text:p>
          </table:table-cell>
        </table:table-row>
        <table:table-row table:style-name="ro1">
          <table:table-cell table:style-name="ce1" office:value-type="float" office:value="54.0000824901012">
            <text:p>54.0000824901</text:p>
          </table:table-cell>
          <table:table-cell table:style-name="ce1" office:value-type="float" office:value="155.999780026397">
            <text:p>155.9997800264</text:p>
          </table:table-cell>
          <table:table-cell table:style-name="ce1" office:value-type="float" office:value="-1.98119913110427">
            <text:p>-1.9811991311</text:p>
          </table:table-cell>
          <table:table-cell table:style-name="ce1" office:value-type="float" office:value="3.35279641443027">
            <text:p>3.3527964144</text:p>
          </table:table-cell>
          <table:table-cell table:style-name="ce1" office:value-type="float" office:value="54.0000824901012">
            <text:p>54.0000824901</text:p>
          </table:table-cell>
          <table:table-cell table:style-name="ce1" office:value-type="float" office:value="155.999780026397">
            <text:p>155.9997800264</text:p>
          </table:table-cell>
          <table:table-cell table:style-name="ce1" office:value-type="float" office:value="-1.98119913110427">
            <text:p>-1.9811991311</text:p>
          </table:table-cell>
          <table:table-cell table:style-name="ce1" office:value-type="float" office:value="3.35279641443027">
            <text:p>3.3527964144</text:p>
          </table:table-cell>
        </table:table-row>
        <table:table-row table:style-name="ro1">
          <table:table-cell table:style-name="ce2" office:value-type="float" office:value="-3.35279641443027">
            <text:p>-3.3527964144</text:p>
          </table:table-cell>
          <table:table-cell table:style-name="ce1" office:value-type="float" office:value="-1.98119913110427">
            <text:p>-1.9811991311</text:p>
          </table:table-cell>
          <table:table-cell table:style-name="ce1" office:value-type="float" office:value="0.0929031016278047">
            <text:p>0.0929031016</text:p>
          </table:table-cell>
          <table:table-cell table:style-name="ce1" office:value-type="float" office:value="-0.0696773262208535">
            <text:p>-0.0696773262</text:p>
          </table:table-cell>
          <table:table-cell table:style-name="ce2" office:value-type="float" office:value="-3.35279641443027">
            <text:p>-3.3527964144</text:p>
          </table:table-cell>
          <table:table-cell table:style-name="ce1" office:value-type="float" office:value="-1.98119913110427">
            <text:p>-1.9811991311</text:p>
          </table:table-cell>
          <table:table-cell table:style-name="ce1" office:value-type="float" office:value="0.0929031016278047">
            <text:p>0.0929031016</text:p>
          </table:table-cell>
          <table:table-cell table:style-name="ce1" office:value-type="float" office:value="-0.0696773262208535">
            <text:p>-0.0696773262</text:p>
          </table:table-cell>
        </table:table-row>
        <table:table-row table:style-name="ro1">
          <table:table-cell table:style-name="ce1" office:value-type="float" office:value="1.98119913110427">
            <text:p>1.9811991311</text:p>
          </table:table-cell>
          <table:table-cell table:style-name="ce1" office:value-type="float" office:value="3.35279641443027">
            <text:p>3.3527964144</text:p>
          </table:table-cell>
          <table:table-cell table:style-name="ce1" office:value-type="float" office:value="-0.0696773262208535">
            <text:p>-0.0696773262</text:p>
          </table:table-cell>
          <table:table-cell table:style-name="ce1" office:value-type="float" office:value="0.0929031016278047">
            <text:p>0.0929031016</text:p>
          </table:table-cell>
          <table:table-cell table:style-name="ce1" office:value-type="float" office:value="1.98119913110427">
            <text:p>1.9811991311</text:p>
          </table:table-cell>
          <table:table-cell table:style-name="ce1" office:value-type="float" office:value="3.35279641443027">
            <text:p>3.3527964144</text:p>
          </table:table-cell>
          <table:table-cell table:style-name="ce1" office:value-type="float" office:value="-0.0696773262208535">
            <text:p>-0.0696773262</text:p>
          </table:table-cell>
          <table:table-cell table:style-name="ce1" office:value-type="float" office:value="0.0929031016278047">
            <text:p>0.092903101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string">
            <text:p>Good! :)</text:p>
          </table:table-cell>
          <table:table-cell table:number-columns-repeated="6"/>
        </table:table-row>
        <table:table-row table:style-name="ro1">
          <table:table-cell table:style-name="ce2"/>
          <table:table-cell office:value-type="string">
            <text:p>wrong sign :/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string">
            <text:p>not close :(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_bar</text:p>
          </table:table-cell>
          <table:table-cell office:value-type="float" office:value="0.0324074">
            <text:p>0.0324074</text:p>
          </table:table-cell>
          <table:table-cell table:style-name="ce4" office:value-type="string">
            <text:p>l</text:p>
          </table:table-cell>
          <table:table-cell table:formula="of:=0.9144/6" office:value-type="float" office:value="0.1524">
            <text:p>0.1524</text:p>
          </table:table-cell>
          <table:table-cell table:number-columns-repeated="4"/>
        </table:table-row>
        <table:table-row table:style-name="ro1">
          <table:table-cell office:value-type="string">
            <text:p>36 P_bar</text:p>
          </table:table-cell>
          <table:table-cell table:formula="of:=36*[.B18]" office:value-type="float" office:value="1.1666664">
            <text:p>1.1666664</text:p>
          </table:table-cell>
          <table:table-cell office:value-type="string">
            <text:p>(22-3 P_bar) L</text:p>
          </table:table-cell>
          <table:table-cell table:formula="of:=(22-3*[.B18])*[.D18]" office:value-type="float" office:value="3.33798333672">
            <text:p>3.3379833367</text:p>
          </table:table-cell>
          <table:table-cell office:value-type="string">
            <text:p>(22+3 P_bar) L</text:p>
          </table:table-cell>
          <table:table-cell table:formula="of:=(22+3*[.B18])*[.D18]" office:value-type="float" office:value="3.36761666328">
            <text:p>3.3676166633</text:p>
          </table:table-cell>
          <table:table-cell table:number-columns-repeated="2"/>
        </table:table-row>
        <table:table-row table:style-name="ro2">
          <table:table-cell office:value-type="string">
            <text:p>156+36 P_bar</text:p>
          </table:table-cell>
          <table:table-cell table:formula="of:=156+[.B19]" office:value-type="float" office:value="157.1666664">
            <text:p>157.1666664</text:p>
          </table:table-cell>
          <table:table-cell office:value-type="string">
            <text:p>-(13-3 P_bar) L</text:p>
          </table:table-cell>
          <table:table-cell table:formula="of:=-((13-3*[.B18])*[.D18])" office:value-type="float" office:value="-1.96638333672">
            <text:p>-1.9663833367</text:p>
          </table:table-cell>
          <table:table-cell office:value-type="string">
            <text:p>-L^2(3+P_bar)</text:p>
          </table:table-cell>
          <table:table-cell table:formula="of:=-([.D18]^2*(3+[.B18]))" office:value-type="float" office:value="-0.070429966494624">
            <text:p>-0.0704299665</text:p>
          </table:table-cell>
          <table:table-cell table:number-columns-repeated="2"/>
        </table:table-row>
        <table:table-row table:style-name="ro1">
          <table:table-cell office:value-type="string">
            <text:p>54-36 P_bar</text:p>
          </table:table-cell>
          <table:table-cell table:formula="of:=54-[.B19]" office:value-type="float" office:value="52.8333336">
            <text:p>52.8333336</text:p>
          </table:table-cell>
          <table:table-cell office:value-type="string">
            <text:p>4L^2(1+ P_bar)</text:p>
          </table:table-cell>
          <table:table-cell table:formula="of:=4*[.D18]^2*(1+[.B18])" office:value-type="float" office:value="0.095913785978496">
            <text:p>0.095913786</text:p>
          </table:table-cell>
          <table:table-cell office:value-type="string">
            <text:p>4L^2(1+ P_bar)</text:p>
          </table:table-cell>
          <table:table-cell table:formula="of:=4*[.D18]^2*(1-[.B18])" office:value-type="float" office:value="0.089892294021504">
            <text:p>0.08989229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13l</text:p>
          </table:table-cell>
          <table:table-cell table:formula="of:=13*[.D18]" office:value-type="float" office:value="1.9812">
            <text:p>1.981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22l</text:p>
          </table:table-cell>
          <table:table-cell table:formula="of:=22*[.D18]" office:value-type="float" office:value="3.3528">
            <text:p>3.352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4l^2</text:p>
          </table:table-cell>
          <table:table-cell table:formula="of:=4*[.D18]^2" office:value-type="float" office:value="0.09290304">
            <text:p>0.092903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l^2</text:p>
          </table:table-cell>
          <table:table-cell table:formula="of:=3*[.D18]^2" office:value-type="float" office:value="0.06967728">
            <text:p>0.06967728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formula="of:=[.A1]-[.A37]" office:value-type="float" office:value="0">
            <text:p>0</text:p>
          </table:table-cell>
          <table:table-cell table:formula="of:=[.B1]-[.B37]" office:value-type="float" office:value="0">
            <text:p>0</text:p>
          </table:table-cell>
          <table:table-cell table:formula="of:=[.C1]-[.C37]" office:value-type="float" office:value="0">
            <text:p>0</text:p>
          </table:table-cell>
          <table:table-cell table:formula="of:=[.D1]-[.D37]" office:value-type="float" office:value="0">
            <text:p>0</text:p>
          </table:table-cell>
          <table:table-cell table:formula="of:=[.E1]-[.E37]" office:value-type="float" office:value="0">
            <text:p>0</text:p>
          </table:table-cell>
          <table:table-cell table:formula="of:=[.F1]-[.F37]" office:value-type="float" office:value="0">
            <text:p>0</text:p>
          </table:table-cell>
          <table:table-cell table:formula="of:=[.G1]-[.G37]" office:value-type="float" office:value="0">
            <text:p>0</text:p>
          </table:table-cell>
          <table:table-cell table:formula="of:=[.H1]-[.H37]" office:value-type="float" office:value="0">
            <text:p>0</text:p>
          </table:table-cell>
        </table:table-row>
        <table:table-row table:style-name="ro1">
          <table:table-cell table:formula="of:=[.A2]-[.A38]" office:value-type="float" office:value="0">
            <text:p>0</text:p>
          </table:table-cell>
          <table:table-cell table:formula="of:=[.B2]-[.B38]" office:value-type="float" office:value="0">
            <text:p>0</text:p>
          </table:table-cell>
          <table:table-cell table:formula="of:=[.C2]-[.C38]" office:value-type="float" office:value="0">
            <text:p>0</text:p>
          </table:table-cell>
          <table:table-cell table:formula="of:=[.D2]-[.D38]" office:value-type="float" office:value="0">
            <text:p>0</text:p>
          </table:table-cell>
          <table:table-cell table:formula="of:=[.E2]-[.E38]" office:value-type="float" office:value="0">
            <text:p>0</text:p>
          </table:table-cell>
          <table:table-cell table:formula="of:=[.F2]-[.F38]" office:value-type="float" office:value="0">
            <text:p>0</text:p>
          </table:table-cell>
          <table:table-cell table:formula="of:=[.G2]-[.G38]" office:value-type="float" office:value="0">
            <text:p>0</text:p>
          </table:table-cell>
          <table:table-cell table:formula="of:=[.H2]-[.H38]" office:value-type="float" office:value="0">
            <text:p>0</text:p>
          </table:table-cell>
        </table:table-row>
        <table:table-row table:style-name="ro1">
          <table:table-cell table:formula="of:=[.A3]-[.A39]" office:value-type="float" office:value="0">
            <text:p>0</text:p>
          </table:table-cell>
          <table:table-cell table:formula="of:=[.B3]-[.B39]" office:value-type="float" office:value="0">
            <text:p>0</text:p>
          </table:table-cell>
          <table:table-cell table:formula="of:=[.C3]-[.C39]" office:value-type="float" office:value="0">
            <text:p>0</text:p>
          </table:table-cell>
          <table:table-cell table:formula="of:=[.D3]-[.D39]" office:value-type="float" office:value="-4.8774032116146">
            <text:p>-4.8774032116</text:p>
          </table:table-cell>
          <table:table-cell table:formula="of:=[.E3]-[.E39]" office:value-type="float" office:value="0">
            <text:p>0</text:p>
          </table:table-cell>
          <table:table-cell table:formula="of:=[.F3]-[.F39]" office:value-type="float" office:value="0">
            <text:p>0</text:p>
          </table:table-cell>
          <table:table-cell table:formula="of:=[.G3]-[.G39]" office:value-type="float" office:value="0">
            <text:p>0</text:p>
          </table:table-cell>
          <table:table-cell table:formula="of:=[.H3]-[.H39]" office:value-type="float" office:value="-4.87740664870215">
            <text:p>-4.8774066487</text:p>
          </table:table-cell>
        </table:table-row>
        <table:table-row table:style-name="ro1">
          <table:table-cell table:formula="of:=[.A4]-[.A40]" office:value-type="float" office:value="0">
            <text:p>0</text:p>
          </table:table-cell>
          <table:table-cell table:formula="of:=[.B4]-[.B40]" office:value-type="float" office:value="0">
            <text:p>0</text:p>
          </table:table-cell>
          <table:table-cell table:formula="of:=[.C4]-[.C40]" office:value-type="float" office:value="0">
            <text:p>0</text:p>
          </table:table-cell>
          <table:table-cell table:formula="of:=[.D4]-[.D40]" office:value-type="float" office:value="0">
            <text:p>0</text:p>
          </table:table-cell>
          <table:table-cell table:formula="of:=[.E4]-[.E40]" office:value-type="float" office:value="0">
            <text:p>0</text:p>
          </table:table-cell>
          <table:table-cell table:formula="of:=[.F4]-[.F40]" office:value-type="float" office:value="0">
            <text:p>0</text:p>
          </table:table-cell>
          <table:table-cell table:formula="of:=[.G4]-[.G40]" office:value-type="float" office:value="0">
            <text:p>0</text:p>
          </table:table-cell>
          <table:table-cell table:formula="of:=[.H4]-[.H40]" office:value-type="float" office:value="0">
            <text:p>0</text:p>
          </table:table-cell>
        </table:table-row>
        <table:table-row table:style-name="ro1">
          <table:table-cell table:formula="of:=[.A5]-[.A41]" office:value-type="float" office:value="0">
            <text:p>0</text:p>
          </table:table-cell>
          <table:table-cell table:formula="of:=[.B5]-[.B41]" office:value-type="float" office:value="0">
            <text:p>0</text:p>
          </table:table-cell>
          <table:table-cell table:formula="of:=[.C5]-[.C41]" office:value-type="float" office:value="0">
            <text:p>0</text:p>
          </table:table-cell>
          <table:table-cell table:formula="of:=[.D5]-[.D41]" office:value-type="float" office:value="0">
            <text:p>0</text:p>
          </table:table-cell>
          <table:table-cell table:formula="of:=[.E5]-[.E41]" office:value-type="float" office:value="0">
            <text:p>0</text:p>
          </table:table-cell>
          <table:table-cell table:formula="of:=[.F5]-[.F41]" office:value-type="float" office:value="0">
            <text:p>0</text:p>
          </table:table-cell>
          <table:table-cell table:formula="of:=[.G5]-[.G41]" office:value-type="float" office:value="0">
            <text:p>0</text:p>
          </table:table-cell>
          <table:table-cell table:formula="of:=[.H5]-[.H41]" office:value-type="float" office:value="0">
            <text:p>0</text:p>
          </table:table-cell>
        </table:table-row>
        <table:table-row table:style-name="ro1">
          <table:table-cell table:formula="of:=[.A6]-[.A42]" office:value-type="float" office:value="0">
            <text:p>0</text:p>
          </table:table-cell>
          <table:table-cell table:formula="of:=[.B6]-[.B42]" office:value-type="float" office:value="0">
            <text:p>0</text:p>
          </table:table-cell>
          <table:table-cell table:formula="of:=[.C6]-[.C42]" office:value-type="float" office:value="0">
            <text:p>0</text:p>
          </table:table-cell>
          <table:table-cell table:formula="of:=[.D6]-[.D42]" office:value-type="float" office:value="0">
            <text:p>0</text:p>
          </table:table-cell>
          <table:table-cell table:formula="of:=[.E6]-[.E42]" office:value-type="float" office:value="0">
            <text:p>0</text:p>
          </table:table-cell>
          <table:table-cell table:formula="of:=[.F6]-[.F42]" office:value-type="float" office:value="0">
            <text:p>0</text:p>
          </table:table-cell>
          <table:table-cell table:formula="of:=[.G6]-[.G42]" office:value-type="float" office:value="0">
            <text:p>0</text:p>
          </table:table-cell>
          <table:table-cell table:formula="of:=[.H6]-[.H42]" office:value-type="float" office:value="0">
            <text:p>0</text:p>
          </table:table-cell>
        </table:table-row>
        <table:table-row table:style-name="ro1">
          <table:table-cell table:formula="of:=[.A7]-[.A43]" office:value-type="float" office:value="0">
            <text:p>0</text:p>
          </table:table-cell>
          <table:table-cell table:formula="of:=[.B7]-[.B43]" office:value-type="float" office:value="0">
            <text:p>0</text:p>
          </table:table-cell>
          <table:table-cell table:formula="of:=[.C7]-[.C43]" office:value-type="float" office:value="0">
            <text:p>0</text:p>
          </table:table-cell>
          <table:table-cell table:formula="of:=[.D7]-[.D43]" office:value-type="float" office:value="-4.87740664870215">
            <text:p>-4.8774066487</text:p>
          </table:table-cell>
          <table:table-cell table:formula="of:=[.E7]-[.E43]" office:value-type="float" office:value="0">
            <text:p>0</text:p>
          </table:table-cell>
          <table:table-cell table:formula="of:=[.F7]-[.F43]" office:value-type="float" office:value="0">
            <text:p>0</text:p>
          </table:table-cell>
          <table:table-cell table:formula="of:=[.G7]-[.G43]" office:value-type="float" office:value="0">
            <text:p>0</text:p>
          </table:table-cell>
          <table:table-cell table:formula="of:=[.H7]-[.H43]" office:value-type="float" office:value="-4.87740664870215">
            <text:p>-4.8774066487</text:p>
          </table:table-cell>
        </table:table-row>
        <table:table-row table:style-name="ro1">
          <table:table-cell table:formula="of:=[.A8]-[.A44]" office:value-type="float" office:value="0">
            <text:p>0</text:p>
          </table:table-cell>
          <table:table-cell table:formula="of:=[.B8]-[.B44]" office:value-type="float" office:value="0">
            <text:p>0</text:p>
          </table:table-cell>
          <table:table-cell table:formula="of:=[.C8]-[.C44]" office:value-type="float" office:value="0">
            <text:p>0</text:p>
          </table:table-cell>
          <table:table-cell table:formula="of:=[.D8]-[.D44]" office:value-type="float" office:value="0">
            <text:p>0</text:p>
          </table:table-cell>
          <table:table-cell table:formula="of:=[.E8]-[.E44]" office:value-type="float" office:value="0">
            <text:p>0</text:p>
          </table:table-cell>
          <table:table-cell table:formula="of:=[.F8]-[.F44]" office:value-type="float" office:value="0">
            <text:p>0</text:p>
          </table:table-cell>
          <table:table-cell table:formula="of:=[.G8]-[.G44]" office:value-type="float" office:value="0">
            <text:p>0</text:p>
          </table:table-cell>
          <table:table-cell table:formula="of:=[.H8]-[.H44]" office:value-type="float" office:value="0">
            <text:p>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float" office:value="157.16667124945">
            <text:p>157.1666712495</text:p>
          </table:table-cell>
          <table:table-cell office:value-type="float" office:value="52.833191267048">
            <text:p>52.833191267</text:p>
          </table:table-cell>
          <table:table-cell office:value-type="float" office:value="-3.36761369885614">
            <text:p>-3.3676136989</text:p>
          </table:table-cell>
          <table:table-cell office:value-type="float" office:value="1.9663818466784">
            <text:p>1.9663818467</text:p>
          </table:table-cell>
          <table:table-cell office:value-type="float" office:value="155.999780026397">
            <text:p>155.9997800264</text:p>
          </table:table-cell>
          <table:table-cell office:value-type="float" office:value="54.0000824901012">
            <text:p>54.0000824901</text:p>
          </table:table-cell>
          <table:table-cell office:value-type="float" office:value="-3.35279641443027">
            <text:p>-3.3527964144</text:p>
          </table:table-cell>
          <table:table-cell office:value-type="float" office:value="1.98119913110427">
            <text:p>1.9811991311</text:p>
          </table:table-cell>
        </table:table-row>
        <table:table-row table:style-name="ro1">
          <table:table-cell office:value-type="float" office:value="52.833191267048">
            <text:p>52.833191267</text:p>
          </table:table-cell>
          <table:table-cell office:value-type="float" office:value="157.16667124945">
            <text:p>157.1666712495</text:p>
          </table:table-cell>
          <table:table-cell office:value-type="float" office:value="-1.9663818466784">
            <text:p>-1.9663818467</text:p>
          </table:table-cell>
          <table:table-cell office:value-type="float" office:value="3.36761369885614">
            <text:p>3.3676136989</text:p>
          </table:table-cell>
          <table:table-cell office:value-type="float" office:value="54.0000824901012">
            <text:p>54.0000824901</text:p>
          </table:table-cell>
          <table:table-cell office:value-type="float" office:value="155.999780026397">
            <text:p>155.9997800264</text:p>
          </table:table-cell>
          <table:table-cell office:value-type="float" office:value="-1.98119913110427">
            <text:p>-1.9811991311</text:p>
          </table:table-cell>
          <table:table-cell office:value-type="float" office:value="3.35279641443027">
            <text:p>3.3527964144</text:p>
          </table:table-cell>
        </table:table-row>
        <table:table-row table:style-name="ro1">
          <table:table-cell office:value-type="float" office:value="-3.36761369885614">
            <text:p>-3.3676136989</text:p>
          </table:table-cell>
          <table:table-cell office:value-type="float" office:value="-1.9663818466784">
            <text:p>-1.9663818467</text:p>
          </table:table-cell>
          <table:table-cell office:value-type="float" office:value="0.0959136466124065">
            <text:p>0.0959136466</text:p>
          </table:table-cell>
          <table:table-cell office:value-type="float" office:value="4.80697316322041">
            <text:p>4.8069731632</text:p>
          </table:table-cell>
          <table:table-cell office:value-type="float" office:value="-3.35279641443027">
            <text:p>-3.3527964144</text:p>
          </table:table-cell>
          <table:table-cell office:value-type="float" office:value="-1.98119913110427">
            <text:p>-1.9811991311</text:p>
          </table:table-cell>
          <table:table-cell office:value-type="float" office:value="0.0929031016278047">
            <text:p>0.0929031016</text:p>
          </table:table-cell>
          <table:table-cell office:value-type="float" office:value="4.8077293224813">
            <text:p>4.8077293225</text:p>
          </table:table-cell>
        </table:table-row>
        <table:table-row table:style-name="ro1">
          <table:table-cell office:value-type="float" office:value="1.9663818466784">
            <text:p>1.9663818467</text:p>
          </table:table-cell>
          <table:table-cell office:value-type="float" office:value="3.36761369885614">
            <text:p>3.3676136989</text:p>
          </table:table-cell>
          <table:table-cell office:value-type="float" office:value="-0.0704300483941927">
            <text:p>-0.0704300484</text:p>
          </table:table-cell>
          <table:table-cell office:value-type="float" office:value="0.0959136466124065">
            <text:p>0.0959136466</text:p>
          </table:table-cell>
          <table:table-cell office:value-type="float" office:value="1.98119913110427">
            <text:p>1.9811991311</text:p>
          </table:table-cell>
          <table:table-cell office:value-type="float" office:value="3.35279641443027">
            <text:p>3.3527964144</text:p>
          </table:table-cell>
          <table:table-cell office:value-type="float" office:value="-0.0696773262208535">
            <text:p>-0.0696773262</text:p>
          </table:table-cell>
          <table:table-cell office:value-type="float" office:value="0.0929031016278047">
            <text:p>0.0929031016</text:p>
          </table:table-cell>
        </table:table-row>
        <table:table-row table:style-name="ro1">
          <table:table-cell office:value-type="float" office:value="155.999780026397">
            <text:p>155.9997800264</text:p>
          </table:table-cell>
          <table:table-cell office:value-type="float" office:value="54.0000824901012">
            <text:p>54.0000824901</text:p>
          </table:table-cell>
          <table:table-cell office:value-type="float" office:value="-3.35279641443027">
            <text:p>-3.3527964144</text:p>
          </table:table-cell>
          <table:table-cell office:value-type="float" office:value="1.98119913110427">
            <text:p>1.9811991311</text:p>
          </table:table-cell>
          <table:table-cell office:value-type="float" office:value="155.999780026397">
            <text:p>155.9997800264</text:p>
          </table:table-cell>
          <table:table-cell office:value-type="float" office:value="54.0000824901012">
            <text:p>54.0000824901</text:p>
          </table:table-cell>
          <table:table-cell office:value-type="float" office:value="-3.35279641443027">
            <text:p>-3.3527964144</text:p>
          </table:table-cell>
          <table:table-cell office:value-type="float" office:value="1.98119913110427">
            <text:p>1.9811991311</text:p>
          </table:table-cell>
        </table:table-row>
        <table:table-row table:style-name="ro1">
          <table:table-cell office:value-type="float" office:value="54.0000824901012">
            <text:p>54.0000824901</text:p>
          </table:table-cell>
          <table:table-cell office:value-type="float" office:value="155.999780026397">
            <text:p>155.9997800264</text:p>
          </table:table-cell>
          <table:table-cell office:value-type="float" office:value="-1.98119913110427">
            <text:p>-1.9811991311</text:p>
          </table:table-cell>
          <table:table-cell office:value-type="float" office:value="3.35279641443027">
            <text:p>3.3527964144</text:p>
          </table:table-cell>
          <table:table-cell office:value-type="float" office:value="54.0000824901012">
            <text:p>54.0000824901</text:p>
          </table:table-cell>
          <table:table-cell office:value-type="float" office:value="155.999780026397">
            <text:p>155.9997800264</text:p>
          </table:table-cell>
          <table:table-cell office:value-type="float" office:value="-1.98119913110427">
            <text:p>-1.9811991311</text:p>
          </table:table-cell>
          <table:table-cell office:value-type="float" office:value="3.35279641443027">
            <text:p>3.3527964144</text:p>
          </table:table-cell>
        </table:table-row>
        <table:table-row table:style-name="ro1">
          <table:table-cell office:value-type="float" office:value="-3.35279641443027">
            <text:p>-3.3527964144</text:p>
          </table:table-cell>
          <table:table-cell office:value-type="float" office:value="-1.98119913110427">
            <text:p>-1.9811991311</text:p>
          </table:table-cell>
          <table:table-cell office:value-type="float" office:value="0.0929031016278047">
            <text:p>0.0929031016</text:p>
          </table:table-cell>
          <table:table-cell office:value-type="float" office:value="4.8077293224813">
            <text:p>4.8077293225</text:p>
          </table:table-cell>
          <table:table-cell office:value-type="float" office:value="-3.35279641443027">
            <text:p>-3.3527964144</text:p>
          </table:table-cell>
          <table:table-cell office:value-type="float" office:value="-1.98119913110427">
            <text:p>-1.9811991311</text:p>
          </table:table-cell>
          <table:table-cell office:value-type="float" office:value="0.0929031016278047">
            <text:p>0.0929031016</text:p>
          </table:table-cell>
          <table:table-cell office:value-type="float" office:value="4.8077293224813">
            <text:p>4.8077293225</text:p>
          </table:table-cell>
        </table:table-row>
        <table:table-row table:style-name="ro1">
          <table:table-cell office:value-type="float" office:value="1.98119913110427">
            <text:p>1.9811991311</text:p>
          </table:table-cell>
          <table:table-cell office:value-type="float" office:value="3.35279641443027">
            <text:p>3.3527964144</text:p>
          </table:table-cell>
          <table:table-cell office:value-type="float" office:value="-0.0696773262208535">
            <text:p>-0.0696773262</text:p>
          </table:table-cell>
          <table:table-cell office:value-type="float" office:value="0.0929031016278047">
            <text:p>0.0929031016</text:p>
          </table:table-cell>
          <table:table-cell office:value-type="float" office:value="1.98119913110427">
            <text:p>1.9811991311</text:p>
          </table:table-cell>
          <table:table-cell office:value-type="float" office:value="3.35279641443027">
            <text:p>3.3527964144</text:p>
          </table:table-cell>
          <table:table-cell office:value-type="float" office:value="-0.0696773262208535">
            <text:p>-0.0696773262</text:p>
          </table:table-cell>
          <table:table-cell office:value-type="float" office:value="0.0929031016278047">
            <text:p>0.0929031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8:21:25</meta:creation-date>
    <dc:date>2014-05-02T20:10:08</dc:date>
    <meta:editing-duration>PT1H33M33S</meta:editing-duration>
    <meta:editing-cycles>5</meta:editing-cycles>
    <meta:generator>LibreOffice/4.0.4.2$Linux_X86_64 LibreOffice_project/400m0$Build-2</meta:generator>
    <meta:document-statistic meta:table-count="1" meta:cell-count="225" meta:object-count="0"/>
  </office:meta>
</office:document-meta>
</file>